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</style:style>
    <style:style style:name="gr3" style:family="graphic" style:parent-style-name="standard">
      <style:graphic-properties draw:stroke="none" draw:fill="none" fo:min-height="5.845cm"/>
    </style:style>
    <style:style style:name="gr4" style:family="graphic" style:parent-style-name="standard">
      <style:graphic-properties draw:stroke="none" draw:fill="none" fo:min-height="7.811cm"/>
    </style:style>
    <style:style style:name="gr5" style:family="graphic" style:parent-style-name="standard">
      <style:graphic-properties draw:stroke="none" draw:fill="none" fo:min-height="10.951cm"/>
    </style:style>
    <style:style style:name="gr6" style:family="graphic" style:parent-style-name="standard">
      <style:graphic-properties draw:stroke="none" draw:fill="none" fo:min-height="4.523cm"/>
    </style:style>
    <style:style style:name="gr7" style:family="graphic" style:parent-style-name="standard">
      <style:graphic-properties draw:stroke="none" draw:fill="none" fo:min-height="13.976cm"/>
    </style:style>
    <style:style style:name="gr8" style:family="graphic" style:parent-style-name="standard">
      <style:graphic-properties draw:stroke="none" draw:fill="none" fo:min-height="16.676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20pt"/>
    </style:style>
    <style:style style:name="P3" style:family="paragraph">
      <style:text-properties fo:font-family="'Ubuntu Light'" style:font-pitch="variable"/>
    </style:style>
    <style:style style:name="P4" style:family="paragraph">
      <style:text-properties fo:font-family="'Ubuntu Mono'" style:font-pitch="fixed" fo:font-size="20pt" style:font-size-asian="20pt" style:font-size-complex="20pt"/>
    </style:style>
    <style:style style:name="P5" style:family="paragraph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P6" style:family="paragraph">
      <style:text-properties fo:color="#777777" fo:font-family="'Ubuntu Mono'" style:font-pitch="fixed" fo:font-size="22pt" style:font-size-asian="22pt" style:font-size-complex="22pt"/>
    </style:style>
    <style:style style:name="P7" style:family="paragraph">
      <style:text-properties fo:font-family="'Ubuntu Mono'" style:font-pitch="fixed" fo:font-size="22pt" style:font-size-asian="22pt" style:font-size-complex="22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normal" style:font-style-asian="normal" style:font-style-complex="normal"/>
    </style:style>
    <style:style style:name="T3" style:family="text">
      <style:text-properties fo:color="#000000" fo:font-family="'Ubuntu Mono'" style:font-pitch="fixed" fo:font-size="20pt" style:font-size-asian="20pt" style:font-size-complex="20pt"/>
    </style:style>
    <style:style style:name="T4" style:family="text">
      <style:text-properties fo:color="#006699" fo:font-family="'Ubuntu Mono'" style:font-pitch="fixed" fo:font-size="20pt" style:font-size-asian="20pt" style:font-size-complex="20pt"/>
    </style:style>
    <style:style style:name="T5" style:family="text">
      <style:text-properties fo:color="#008800" fo:font-family="'Ubuntu Mono'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dd4422" fo:font-family="'Ubuntu Mono'" style:font-pitch="fixed" fo:font-size="20pt" style:font-size-asian="20pt" style:font-size-complex="20pt"/>
    </style:style>
    <style:style style:name="T7" style:family="text">
      <style:text-properties fo:color="#333333" fo:font-family="'Ubuntu Mono'" style:font-pitch="fixed" fo:font-size="20pt" style:font-size-asian="20pt" style:font-size-complex="20pt"/>
    </style:style>
    <style:style style:name="T8" style:family="text">
      <style:text-properties fo:color="#0000dd" fo:font-family="'Ubuntu Mono'" style:font-pitch="fixed" fo:font-size="20pt" style:font-size-asian="20pt" style:font-size-complex="20pt"/>
    </style:style>
    <style:style style:name="T9" style:family="text">
      <style:text-properties fo:color="#771100" fo:font-family="'Ubuntu Mono'" style:font-pitch="fixed" fo:font-size="20pt" style:font-size-asian="20pt" style:font-size-complex="20pt"/>
    </style:style>
    <style:style style:name="T10" style:family="text">
      <style:text-properties fo:color="#6600ee" fo:font-family="'Ubuntu Mono'" style:font-pitch="fixed" fo:font-size="20pt" style:font-size-asian="20pt" style:font-size-complex="20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86b3" fo:font-family="'Ubuntu Mono'" style:font-pitch="fixed" fo:font-size="20pt" style:font-size-asian="20pt" style:font-size-complex="20pt"/>
    </style:style>
    <style:style style:name="T14" style:family="text">
      <style:text-properties fo:font-family="'Ubuntu Mono'" style:font-pitch="fixed" fo:font-size="20pt" style:font-size-asian="20pt" style:font-size-complex="20pt"/>
    </style:style>
    <style:style style:name="T15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9999" fo:font-family="'Ubuntu Mono'" style:font-pitch="fixed" fo:font-size="20pt" style:font-size-asian="20pt" style:font-size-complex="20pt"/>
    </style:style>
    <style:style style:name="T17" style:family="text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dd1144" fo:font-family="'Ubuntu Mono'" style:font-pitch="fixed" fo:font-size="20pt" style:font-size-asian="20pt" style:font-size-complex="20pt"/>
    </style:style>
    <style:style style:name="T19" style:family="text">
      <style:text-properties fo:font-family="'Ubuntu Mono'" style:font-pitch="fixed"/>
    </style:style>
    <style:style style:name="T20" style:family="text">
      <style:text-properties fo:color="#445588" fo:font-family="'Ubuntu Mono'" style:font-pitch="fixed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990000" fo:font-family="'Ubuntu Mono'" style:font-pitch="fixed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999999" fo:font-family="'Ubuntu Mono'" style:font-pitch="fixed" fo:font-size="20pt" style:font-size-asian="20pt" style:font-size-complex="20pt"/>
    </style:style>
    <style:style style:name="T23" style:family="text">
      <style:text-properties fo:color="#008800" fo:font-family="'Ubuntu Mono'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00" fo:font-family="'Ubuntu Mono'" style:font-pitch="fixed" fo:font-size="22pt" style:font-size-asian="22pt" style:font-size-complex="22pt"/>
    </style:style>
    <style:style style:name="T25" style:family="text">
      <style:text-properties fo:color="#0066bb" fo:font-family="'Ubuntu Mono'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dd" fo:font-family="'Ubuntu Mono'" style:font-pitch="fixed" fo:font-size="22pt" style:font-size-asian="22pt" style:font-size-complex="22pt"/>
    </style:style>
    <style:style style:name="T27" style:family="text">
      <style:text-properties fo:color="#336699" fo:font-family="'Ubuntu Mono'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'Ubuntu Mono'" style:font-pitch="fixed" fo:font-size="22pt" style:font-size-asian="22pt" style:font-size-complex="22pt"/>
    </style:style>
    <style:style style:name="T29" style:family="text">
      <style:text-properties fo:color="#777777" fo:font-family="'Ubuntu Mono'" style:font-pitch="fixed" fo:font-size="22pt" style:font-size-asian="22pt" style:font-size-complex="22pt"/>
    </style:style>
    <style:style style:name="T30" style:family="text">
      <style:text-properties fo:color="#771100" fo:font-family="'Ubuntu Mono'" style:font-pitch="fixed" fo:font-size="22pt" style:font-size-asian="22pt" style:font-size-complex="22pt"/>
    </style:style>
    <style:style style:name="T31" style:family="text">
      <style:text-properties fo:color="#dd2200" fo:font-family="'Ubuntu Mono'" style:font-pitch="fixed" fo:font-size="22pt" style:font-size-asian="22pt" style:font-size-complex="22pt"/>
    </style:style>
    <style:style style:name="T32" style:family="text">
      <style:text-properties fo:color="#777777" fo:font-family="'Ubuntu Mono'" style:font-pitch="fixed" fo:font-size="22pt" style:font-size-asian="22pt" style:font-size-complex="22pt"/>
    </style:style>
    <style:style style:name="T33" style:family="text">
      <style:text-properties fo:color="#bb4444" fo:font-family="'Ubuntu Mono'" style:font-pitch="fixed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777777" fo:font-family="'Ubuntu Light'" style:font-pitch="variable" fo:font-size="22pt" style:font-size-asian="22pt" style:font-size-complex="22pt"/>
    </style:style>
    <style:style style:name="T35" style:family="text">
      <style:text-properties fo:font-family="'Ubuntu Light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Pytho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n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is talk is not completely pythonic</text:p>
              </text:list-item>
              <text:list-item>
                <text:p>This talk is not completely idi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gramming is useful because we can repeat tasks</text:span></text:p>
              </text:list-item>
              <text:list-item>
                <text:p><text:span text:style-name="T2">Iteration is one of the fundamental building blocks of most programming languages</text:span></text:p>
              </text:list-item>
              <text:list-item>
                <text:p><text:span text:style-name="T2">Iteration usually refers to repetition</text:span></text:p>
                <text:list>
                  <text:list-item>
                    <text:p><text:span text:style-name="T2">In mathematics iterating a functions means applying it repeatedly</text:span></text:p>
                  </text:list-item>
                  <text:list-item>
                    <text:p><text:span text:style-name="T2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rict – Everything gets done</text:p>
              </text:list-item>
              <text:list-item>
                <text:p>Lazy – Something gets done when needed.</text:p>
              </text:list-item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</text:list-item>
              <text:list-item>
                <text:p/>
              </text:list-item>
            </text:list>
          </draw:text-box>
        </draw:frame>
        <draw:frame draw:style-name="gr2" draw:layer="layout" svg:width="18cm" svg:height="12.6cm" svg:x="6cm" svg:y="8cm">
          <draw:text-box>
            <text:p><text:span text:style-name="T3">condition = </text:span><text:span text:style-name="T4">True</text:span></text:p>
            <text:p><text:span text:style-name="T5">while</text:span><text:span text:style-name="T3"> condition:</text:span></text:p>
            <text:p><text:span text:style-name="T3"><text:s text:c="4"/></text:span><text:span text:style-name="T3">"""</text:span><text:span text:style-name="T6">block</text:span><text:span text:style-name="T3">"""</text:span></text:p>
            <text:p><text:span text:style-name="T3"><text:s text:c="4"/></text:span><text:span text:style-name="T3">condition = </text:span><text:span text:style-name="T5">not</text:span><text:span text:style-name="T3"> condition</text:span></text:p>
            <text:p><text:span text:style-name="T7"># condition is False</text:span></text:p>
            <text:p><text:span text:style-name="T7"/></text:p>
            <text:p><text:span text:style-name="T7">#how many lines ?</text:span></text:p>
            <text:p><text:span text:style-name="T3">count = </text:span><text:span text:style-name="T8">0</text:span></text:p>
            <text:p><text:span text:style-name="T5">while</text:span><text:span text:style-name="T3"> sys.stdin.readline() != </text:span><text:span text:style-name="T9">''</text:span><text:span text:style-name="T3">:</text:span></text:p>
            <text:p><text:span text:style-name="T3"><text:s text:c="4"/></text:span><text:span text:style-name="T3">count += </text:span><text:span text:style-name="T8">1</text:span></text:p>
            <text:p><text:span text:style-name="T7"/></text:p>
            <text:p><text:span text:style-name="T7"># maybe you're not sure how many</text:span></text:p>
            <text:p><text:span text:style-name="T7"># iterations you need?</text:span></text:p>
            <text:p><text:span text:style-name="T3">x = </text:span><text:span text:style-name="T10">100.0</text:span></text:p>
            <text:p><text:span text:style-name="T5">while</text:span><text:span text:style-name="T3"> x &gt; </text:span><text:span text:style-name="T8">1</text:span><text:span text:style-name="T3">:</text:span></text:p>
            <text:p><text:span text:style-name="T3"><text:s text:c="4"/></text:span><text:span text:style-name="T3">x = x / </text:span><text:span text:style-name="T8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over an <text:span text:style-name="T11">Iterable </text:span><text:span text:style-name="T12">(collection</text:span> or a range) in order</text:p>
              </text:list-item>
              <text:list-item>
                <text:p>Ranges let you loop a set number of times</text:p>
              </text:list-item>
            </text:list>
            <text:p/>
          </draw:text-box>
        </draw:frame>
        <draw:frame draw:style-name="gr3" draw:text-style-name="P4" draw:layer="layout" svg:width="16.807cm" svg:height="8.735cm" svg:x="8.593cm" svg:y="9.8cm">
          <draw:text-box>
            <text:p><text:span text:style-name="T13">sum</text:span><text:span text:style-name="T14"> </text:span><text:span text:style-name="T15">=</text:span><text:span text:style-name="T14"> </text:span><text:span text:style-name="T16">0</text:span></text:p>
            <text:p><text:span text:style-name="T15">for</text:span><text:span text:style-name="T14"> </text:span><text:span text:style-name="T7">i</text:span><text:span text:style-name="T14"> </text:span><text:span text:style-name="T15">in</text:span><text:span text:style-name="T14"> </text:span><text:span text:style-name="T13">range</text:span><text:span text:style-name="T14">(</text:span><text:span text:style-name="T16">1</text:span><text:span text:style-name="T14">,</text:span><text:span text:style-name="T16">10</text:span><text:span text:style-name="T14">):</text:span></text:p>
            <text:p><text:span text:style-name="T14">    </text:span><text:span text:style-name="T13">sum</text:span><text:span text:style-name="T14"> </text:span><text:span text:style-name="T15">=</text:span><text:span text:style-name="T14"> </text:span><text:span text:style-name="T13">sum</text:span><text:span text:style-name="T14"> </text:span><text:span text:style-name="T15">+</text:span><text:span text:style-name="T14"> </text:span><text:span text:style-name="T7">i</text:span></text:p>
            <text:p><text:span text:style-name="T17"># sum is 45</text:span></text:p>
            <text:p><text:span text:style-name="T13">sum</text:span><text:span text:style-name="T14"> </text:span><text:span text:style-name="T15">=</text:span><text:span text:style-name="T14"> </text:span><text:span text:style-name="T16">0</text:span></text:p>
            <text:p><text:span text:style-name="T15">for</text:span><text:span text:style-name="T14"> </text:span><text:span text:style-name="T7">i</text:span><text:span text:style-name="T14"> </text:span><text:span text:style-name="T15">in</text:span><text:span text:style-name="T14"> </text:span><text:span text:style-name="T13">xrange</text:span><text:span text:style-name="T14">(</text:span><text:span text:style-name="T16">1</text:span><text:span text:style-name="T14">,</text:span><text:span text:style-name="T16">100000</text:span><text:span text:style-name="T14">):</text:span></text:p>
            <text:p><text:span text:style-name="T14">    </text:span><text:span text:style-name="T13">sum</text:span><text:span text:style-name="T14"> </text:span><text:span text:style-name="T15">=</text:span><text:span text:style-name="T14"> </text:span><text:span text:style-name="T13">sum</text:span><text:span text:style-name="T14"> </text:span><text:span text:style-name="T15">+</text:span><text:span text:style-name="T14"> </text:span><text:span text:style-name="T7">i</text:span></text:p>
            <text:p><text:span text:style-name="T17"># sum is 4 999 950 000</text:span></text:p>
            <text:p><text:span text:style-name="T7">s</text:span><text:span text:style-name="T14"> </text:span><text:span text:style-name="T15">=</text:span><text:span text:style-name="T14"> </text:span><text:span text:style-name="T18">""</text:span></text:p>
            <text:p><text:span text:style-name="T15">for</text:span><text:span text:style-name="T14"> </text:span><text:span text:style-name="T7">elm</text:span><text:span text:style-name="T14"> </text:span><text:span text:style-name="T15">in</text:span><text:span text:style-name="T14"> [</text:span><text:span text:style-name="T18">"a"</text:span><text:span text:style-name="T14">,</text:span><text:span text:style-name="T18">"b"</text:span><text:span text:style-name="T14">,</text:span><text:span text:style-name="T18">"c"</text:span><text:span text:style-name="T14">]:</text:span></text:p>
            <text:p><text:span text:style-name="T14">    </text:span><text:span text:style-name="T7">s</text:span><text:span text:style-name="T14"> </text:span><text:span text:style-name="T15">=</text:span><text:span text:style-name="T14"> </text:span><text:span text:style-name="T7">s</text:span><text:span text:style-name="T14"> </text:span><text:span text:style-name="T15">+</text:span><text:span text:style-name="T14"> </text:span><text:span text:style-name="T7">elm</text:span></text:p>
            <text:p><text:span text:style-name="T17"># s is a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b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9">next()</text:span> method</text:p>
              </text:list-item>
              <text:list-item>
                <text:p>raises <text:span text:style-name="T19">StopIteration</text:span></text:p>
              </text:list-item>
            </text:list>
          </draw:text-box>
        </draw:frame>
        <draw:frame draw:style-name="gr4" draw:text-style-name="P5" draw:layer="layout" svg:width="18.016cm" svg:height="10.856cm" svg:x="2.384cm" svg:y="8.023cm">
          <draw:text-box>
            <text:p><text:span text:style-name="T15">class</text:span><text:span text:style-name="T14"> </text:span><text:span text:style-name="T20">OnlyEvens</text:span><text:span text:style-name="T14">(</text:span><text:span text:style-name="T13">object</text:span><text:span text:style-name="T14">):</text:span></text:p>
            <text:p><text:span text:style-name="T14">    </text:span><text:span text:style-name="T15">def</text:span><text:span text:style-name="T14"> </text:span><text:span text:style-name="T21">__init__</text:span><text:span text:style-name="T14">(</text:span><text:span text:style-name="T22">self</text:span><text:span text:style-name="T14">,</text:span><text:span text:style-name="T7">s</text:span><text:span text:style-name="T14">):</text:span></text:p>
            <text:p><text:span text:style-name="T14">        </text:span><text:span text:style-name="T22">self</text:span><text:span text:style-name="T15">.</text:span><text:span text:style-name="T7">sequence</text:span><text:span text:style-name="T14"> </text:span><text:span text:style-name="T15">=</text:span><text:span text:style-name="T14"> </text:span><text:span text:style-name="T7">s</text:span></text:p>
            <text:p><text:span text:style-name="T14">        </text:span><text:span text:style-name="T22">self</text:span><text:span text:style-name="T15">.</text:span><text:span text:style-name="T7">index</text:span><text:span text:style-name="T14"> </text:span><text:span text:style-name="T15">=</text:span><text:span text:style-name="T14"> </text:span><text:span text:style-name="T16">0</text:span></text:p>
            <text:p><text:span text:style-name="T14"/></text:p>
            <text:p><text:span text:style-name="T14">    </text:span><text:span text:style-name="T15">def</text:span><text:span text:style-name="T14"> </text:span><text:span text:style-name="T21">__iter__</text:span><text:span text:style-name="T14">(</text:span><text:span text:style-name="T22">self</text:span><text:span text:style-name="T14">):</text:span></text:p>
            <text:p><text:span text:style-name="T14">        </text:span><text:span text:style-name="T15">return</text:span><text:span text:style-name="T14"> </text:span><text:span text:style-name="T22">self</text:span></text:p>
            <text:p><text:span text:style-name="T14"/></text:p>
            <text:p><text:span text:style-name="T14">    </text:span><text:span text:style-name="T15">def</text:span><text:span text:style-name="T14"> </text:span><text:span text:style-name="T21">next</text:span><text:span text:style-name="T14">(</text:span><text:span text:style-name="T22">self</text:span><text:span text:style-name="T14">):</text:span></text:p>
            <text:p><text:span text:style-name="T14">        </text:span><text:span text:style-name="T15">if</text:span><text:span text:style-name="T14"> </text:span><text:span text:style-name="T22">self</text:span><text:span text:style-name="T15">.</text:span><text:span text:style-name="T7">index</text:span><text:span text:style-name="T14"> </text:span><text:span text:style-name="T15">&gt;=</text:span><text:span text:style-name="T14"> </text:span><text:span text:style-name="T13">len</text:span><text:span text:style-name="T14">(</text:span><text:span text:style-name="T22">self</text:span><text:span text:style-name="T15">.</text:span><text:span text:style-name="T7">sequence</text:span><text:span text:style-name="T14">):</text:span></text:p>
            <text:p><text:span text:style-name="T14">            </text:span><text:span text:style-name="T15">raise</text:span><text:span text:style-name="T14"> </text:span><text:span text:style-name="T21">StopIteration</text:span></text:p>
            <text:p><text:span text:style-name="T14">        </text:span><text:span text:style-name="T7">v</text:span><text:span text:style-name="T14"> </text:span><text:span text:style-name="T15">=</text:span><text:span text:style-name="T14"> </text:span><text:span text:style-name="T22">self</text:span><text:span text:style-name="T15">.</text:span><text:span text:style-name="T7">sequence</text:span><text:span text:style-name="T14">[</text:span><text:span text:style-name="T22">self</text:span><text:span text:style-name="T15">.</text:span><text:span text:style-name="T7">index</text:span><text:span text:style-name="T14">]</text:span></text:p>
            <text:p><text:span text:style-name="T14">        </text:span><text:span text:style-name="T22">self</text:span><text:span text:style-name="T15">.</text:span><text:span text:style-name="T7">index</text:span><text:span text:style-name="T14"> </text:span><text:span text:style-name="T15">+=</text:span><text:span text:style-name="T14"> </text:span><text:span text:style-name="T16">2</text:span></text:p>
            <text:p><text:span text:style-name="T14">        </text:span><text:span text:style-name="T15">return</text:span><text:span text:style-name="T14"> </text:span><text:span text:style-name="T7">v</text:span></text:p>
            <text:p><text:span text:style-name="T14"/></text:p>
          </draw:text-box>
        </draw:frame>
        <draw:frame draw:style-name="gr4" draw:text-style-name="P5" draw:layer="layout" svg:width="11.177cm" svg:height="8.061cm" svg:x="16.223cm" svg:y="7.4cm">
          <draw:text-box>
            <text:p><text:span text:style-name="T14"/></text:p>
            <text:p><text:span text:style-name="T7">oe</text:span><text:span text:style-name="T14"> </text:span><text:span text:style-name="T15">=</text:span><text:span text:style-name="T14"> </text:span><text:span text:style-name="T7">OnlyEvens</text:span><text:span text:style-name="T14">(</text:span><text:span text:style-name="T13">range</text:span><text:span text:style-name="T14">(</text:span><text:span text:style-name="T16">1</text:span><text:span text:style-name="T14">,</text:span><text:span text:style-name="T16">10</text:span><text:span text:style-name="T14">))</text:span></text:p>
            <text:p><text:span text:style-name="T15">for</text:span><text:span text:style-name="T14"> </text:span><text:span text:style-name="T7">even</text:span><text:span text:style-name="T14"> </text:span><text:span text:style-name="T15">in</text:span><text:span text:style-name="T14"> </text:span><text:span text:style-name="T7">oe</text:span><text:span text:style-name="T14">:</text:span></text:p>
            <text:p><text:span text:style-name="T14">    </text:span><text:span text:style-name="T15">print</text:span><text:span text:style-name="T14">(</text:span><text:span text:style-name="T7">even</text:span><text:span text:style-name="T1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5" draw:layer="layout" svg:width="18.711cm" svg:height="11.201cm" svg:x="6.089cm" svg:y="8.399cm">
          <draw:text-box>
            <text:p><text:span text:style-name="T23">def</text:span><text:span text:style-name="T24"> </text:span><text:span text:style-name="T25">recsum</text:span><text:span text:style-name="T24">(l,i=</text:span><text:span text:style-name="T26">0</text:span><text:span text:style-name="T24">):</text:span></text:p>
            <text:p><text:span text:style-name="T24"><text:s text:c="4"/></text:span><text:span text:style-name="T23">if</text:span><text:span text:style-name="T24"> (i &lt; </text:span><text:span text:style-name="T27">len</text:span><text:span text:style-name="T24">(l)):</text:span></text:p>
            <text:p><text:span text:style-name="T24"><text:s text:c="8"/></text:span><text:span text:style-name="T23">return</text:span><text:span text:style-name="T24"> l[i] + recsum(l,i+</text:span><text:span text:style-name="T26">1</text:span><text:span text:style-name="T24">)</text:span></text:p>
            <text:p><text:span text:style-name="T24"><text:s text:c="4"/></text:span><text:span text:style-name="T23">else</text:span><text:span text:style-name="T24">:</text:span></text:p>
            <text:p><text:span text:style-name="T24"><text:s text:c="8"/></text:span><text:span text:style-name="T23">return</text:span><text:span text:style-name="T24"> </text:span><text:span text:style-name="T26">0</text:span></text:p>
            <text:p><text:span text:style-name="T28"/></text:p>
            <text:p><text:span text:style-name="T24">recsum(</text:span><text:span text:style-name="T27">range</text:span><text:span text:style-name="T24">(</text:span><text:span text:style-name="T26">1</text:span><text:span text:style-name="T24">,</text:span><text:span text:style-name="T26">10</text:span><text:span text:style-name="T24">))</text:span></text:p>
            <text:p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 mathematics iterating a functions means applying it repeatedly</text:span></text:p>
              </text:list-item>
              <text:list-item>
                <text:p><text:span text:style-name="T2">A map function applies 1 function to all elements in a collection and produces a new collection of the results of that function</text:span></text:p>
                <text:list>
                  <text:list-item>
                    <text:p><text:span text:style-name="T2">Usually this is in order</text:span></text:p>
                  </text:list-item>
                  <text:list-item>
                    <text:p><text:span text:style-name="T2">But you don't have to do it in order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6" draw:text-style-name="P6" draw:layer="layout" svg:width="22.6cm" svg:height="15.751cm" svg:x="4.6cm" svg:y="4.274cm">
          <draw:text-box>
            <text:p><text:span text:style-name="T29"># add 1 to a list</text:span></text:p>
            <text:p><text:span text:style-name="T24">v = [</text:span><text:span text:style-name="T26">1</text:span><text:span text:style-name="T24">,</text:span><text:span text:style-name="T26">2</text:span><text:span text:style-name="T24">,</text:span><text:span text:style-name="T26">3</text:span><text:span text:style-name="T24">]</text:span></text:p>
            <text:p><text:span text:style-name="T24">u = </text:span><text:span text:style-name="T27">map</text:span><text:span text:style-name="T24">((</text:span><text:span text:style-name="T23">lambda</text:span><text:span text:style-name="T24"> x: x+</text:span><text:span text:style-name="T26">1</text:span><text:span text:style-name="T24">), v)</text:span></text:p>
            <text:p><text:span text:style-name="T29"># u is now [2,3,4], v is still [1,2,3]</text:span></text:p>
            <text:p><text:span text:style-name="T28"/></text:p>
            <text:p><text:span text:style-name="T23">def</text:span><text:span text:style-name="T24"> </text:span><text:span text:style-name="T25">basename</text:span><text:span text:style-name="T24">(path):</text:span></text:p>
            <text:p><text:span text:style-name="T24"><text:s text:c="4"/></text:span><text:span text:style-name="T23">return</text:span><text:span text:style-name="T24"> path.split(</text:span><text:span text:style-name="T30">"</text:span><text:span text:style-name="T31">/</text:span><text:span text:style-name="T30">"</text:span><text:span text:style-name="T24">)[-</text:span><text:span text:style-name="T26">1</text:span><text:span text:style-name="T24">]</text:span></text:p>
            <text:p><text:span text:style-name="T28"/></text:p>
            <text:p><text:span text:style-name="T24">v = [</text:span><text:span text:style-name="T30">"</text:span><text:span text:style-name="T31">/home</text:span><text:span text:style-name="T30">"</text:span><text:span text:style-name="T24">,</text:span><text:span text:style-name="T30">"</text:span><text:span text:style-name="T31">/</text:span><text:span text:style-name="T30">"</text:span><text:span text:style-name="T24">,</text:span><text:span text:style-name="T30">"</text:span><text:span text:style-name="T31">/usr/local</text:span><text:span text:style-name="T30">"</text:span><text:span text:style-name="T24">]</text:span></text:p>
            <text:p><text:span text:style-name="T24">u = </text:span><text:span text:style-name="T27">map</text:span><text:span text:style-name="T24">(basename, v)</text:span></text:p>
            <text:p><text:span text:style-name="T29"># u = ['home', '', 'local']</text:span></text:p>
            <text:p><text:span text:style-name="T32"/></text:p>
            <text:p><text:span text:style-name="T23">import</text:span><text:span text:style-name="T24"> </text:span><text:span text:style-name="T33">urllib2</text:span></text:p>
            <text:p><text:span text:style-name="T24">urls = [</text:span><text:span text:style-name="T30">"</text:span><text:span text:style-name="T31">http://cbc.ca</text:span><text:span text:style-name="T30">"</text:span><text:span text:style-name="T24">,</text:span><text:span text:style-name="T30">"</text:span><text:span text:style-name="T31">http://gc.ca</text:span><text:span text:style-name="T30">"</text:span><text:span text:style-name="T24">,</text:span><text:span text:style-name="T30">"</text:span><text:span text:style-name="T31">http://alberta.ca</text:span><text:span text:style-name="T30">"</text:span><text:span text:style-name="T24">]</text:span></text:p>
            <text:p><text:span text:style-name="T23">def</text:span><text:span text:style-name="T24"> </text:span><text:span text:style-name="T25">get_url</text:span><text:span text:style-name="T24">(url):</text:span></text:p>
            <text:p><text:span text:style-name="T24"><text:s text:c="4"/></text:span><text:span text:style-name="T23">return</text:span><text:span text:style-name="T24"> urllib2.urlopen(url).read()</text:span></text:p>
            <text:p><text:span text:style-name="T29"/></text:p>
            <text:p><text:span text:style-name="T24">pages = </text:span><text:span text:style-name="T27">map</text:span><text:span text:style-name="T24">(get_url, urls)</text:span></text:p>
            <text:p><text:span text:style-name="T2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you think in “map” then you can parallelize with map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7" draw:text-style-name="P6" draw:layer="layout" svg:width="17.711cm" svg:height="14.226cm" svg:x="7cm" svg:y="10.8cm">
          <draw:text-box>
            <text:p><text:span text:style-name="T29"># this is why you want blocks with </text:span></text:p>
            <text:p><text:span text:style-name="T29"># few dependencies!</text:span></text:p>
            <text:p><text:span text:style-name="T23">import</text:span><text:span text:style-name="T24"> </text:span><text:span text:style-name="T33">multiprocessing</text:span><text:span text:style-name="T24"> </text:span><text:span text:style-name="T23">as</text:span><text:span text:style-name="T24"> multi</text:span></text:p>
            <text:p><text:span text:style-name="T23">def</text:span><text:span text:style-name="T24"> </text:span><text:span text:style-name="T25">square</text:span><text:span text:style-name="T24">(x):</text:span></text:p>
            <text:p><text:span text:style-name="T24"><text:s text:c="4"/></text:span><text:span text:style-name="T23">return</text:span><text:span text:style-name="T24"> x * x</text:span></text:p>
            <text:p><text:span text:style-name="T28"/></text:p>
            <text:p><text:span text:style-name="T24">p = multi.Pool( processes=</text:span><text:span text:style-name="T26">8</text:span><text:span text:style-name="T24"> )</text:span></text:p>
            <text:p><text:span text:style-name="T24">u = p.map(square, </text:span><text:span text:style-name="T27">range</text:span><text:span text:style-name="T24">(</text:span><text:span text:style-name="T26">1</text:span><text:span text:style-name="T24">,</text:span><text:span text:style-name="T26">1000000</text:span><text:span text:style-name="T24">))</text:span></text:p>
            <text:p><text:span text:style-name="T27">len</text:span><text:span text:style-name="T24">(u)</text:span></text:p>
            <text:p><text:span text:style-name="T29">#999999</text:span></text:p>
            <text:p><text:span text:style-name="T32">#Network IO often parallelizes well</text:span></text:p>
            <text:p><text:span text:style-name="T24">pages = p.map(get_url, urls)</text:span></text:p>
            <text:p><text:span text:style-name="T2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</text:p>
              </text:list-item>
              <text:list-item>
                <text:p>1 at a time</text:p>
              </text:list-item>
              <text:list-item>
                <text:p>Collapse a collection in a single value</text:p>
              </text:list-item>
              <text:list-item>
                <text:p>Sum is a reduce</text:p>
              </text:list-item>
            </text:list>
          </draw:text-box>
        </draw:frame>
        <draw:frame draw:style-name="gr8" draw:text-style-name="P7" draw:layer="layout" svg:width="23.6cm" svg:height="16.926cm" svg:x="7cm" svg:y="11.674cm">
          <draw:text-box>
            <text:p><text:span text:style-name="T23">import</text:span><text:span text:style-name="T24"> </text:span><text:span text:style-name="T33">operator</text:span></text:p>
            <text:p><text:span text:style-name="T24">l = </text:span><text:span text:style-name="T27">range</text:span><text:span text:style-name="T24">(</text:span><text:span text:style-name="T26">1</text:span><text:span text:style-name="T24">,</text:span><text:span text:style-name="T26">1000000</text:span><text:span text:style-name="T24">)</text:span></text:p>
            <text:p><text:span text:style-name="T24">u = </text:span><text:span text:style-name="T27">reduce</text:span><text:span text:style-name="T24">(operator.add, map(square, l))</text:span></text:p>
            <text:p><text:span text:style-name="T24">v = </text:span><text:span text:style-name="T27">sum</text:span><text:span text:style-name="T24">(map(square, l))</text:span></text:p>
            <text:p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8" draw:text-style-name="P7" draw:layer="layout" svg:width="23.6cm" svg:height="16.926cm" svg:x="7.4cm" svg:y="5.274cm">
          <draw:text-box>
            <text:p><text:span text:style-name="T23">import</text:span><text:span text:style-name="T24"> </text:span><text:span text:style-name="T33">operator</text:span></text:p>
            <text:p><text:span text:style-name="T24">l = </text:span><text:span text:style-name="T27">range</text:span><text:span text:style-name="T24">(</text:span><text:span text:style-name="T26">1</text:span><text:span text:style-name="T24">,</text:span><text:span text:style-name="T26">1000000</text:span><text:span text:style-name="T24">)</text:span></text:p>
            <text:p><text:span text:style-name="T28"/></text:p>
            <text:p><text:span text:style-name="T29"># parallel map</text:span></text:p>
            <text:p><text:span text:style-name="T23">def</text:span><text:span text:style-name="T24"> </text:span><text:span text:style-name="T25">parallel_square</text:span><text:span text:style-name="T24">(l):</text:span></text:p>
            <text:p><text:span text:style-name="T24"><text:s text:c="4"/></text:span><text:span text:style-name="T24">p = multi.Pool( processes=</text:span><text:span text:style-name="T26">2</text:span><text:span text:style-name="T24"> )</text:span></text:p>
            <text:p><text:span text:style-name="T24"><text:s text:c="4"/></text:span><text:span text:style-name="T23">return</text:span><text:span text:style-name="T24"> p.map(square, l)</text:span></text:p>
            <text:p><text:span text:style-name="T28"/></text:p>
            <text:p><text:span text:style-name="T29"># parallel reduce</text:span></text:p>
            <text:p><text:span text:style-name="T23">def</text:span><text:span text:style-name="T24"> </text:span><text:span text:style-name="T25">parallel_sum</text:span><text:span text:style-name="T24">(l):</text:span></text:p>
            <text:p><text:span text:style-name="T24"><text:s text:c="4"/></text:span><text:span text:style-name="T24">p = multi.Pool( processes=</text:span><text:span text:style-name="T26">2</text:span><text:span text:style-name="T24"> )</text:span></text:p>
            <text:p><text:span text:style-name="T24"><text:s text:c="4"/></text:span><text:span text:style-name="T23">return</text:span><text:span text:style-name="T24"> </text:span><text:span text:style-name="T27">sum</text:span><text:span text:style-name="T24">(p.map(</text:span><text:span text:style-name="T27">sum</text:span><text:span text:style-name="T24">, </text:span></text:p>
            <text:p><text:span text:style-name="T24"><text:tab/></text:span><text:span text:style-name="T24"><text:tab/></text:span><text:span text:style-name="T24">[ l[</text:span><text:span text:style-name="T26">0</text:span><text:span text:style-name="T24">:</text:span><text:span text:style-name="T27">len</text:span><text:span text:style-name="T24">(l)/</text:span><text:span text:style-name="T26">2</text:span><text:span text:style-name="T24">], l[</text:span><text:span text:style-name="T27">len</text:span><text:span text:style-name="T24">(l)/</text:span><text:span text:style-name="T26">2</text:span><text:span text:style-name="T24">:</text:span><text:span text:style-name="T27">len</text:span><text:span text:style-name="T24">(l)] ]))</text:span></text:p>
            <text:p><text:span text:style-name="T28"/></text:p>
            <text:p><text:span text:style-name="T24">parallel_sum( parallel_square(l))</text:span></text:p>
            <text:p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python iteration:</text:p>
                <text:list>
                  <text:list-item>
                    <text:p>For / While / Iterable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34">While – unknown number of iterations, unknown size</text:span></text:p>
                  </text:list-item>
                  <text:list-item>
                    <text:p><text:span text:style-name="T35">For – iterate over a collection, iterate a fixed number of times</text:span></text:p>
                  </text:list-item>
                  <text:list-item>
                    <text:p><text:span text:style-name="T35">Recursion – specialized iteration, often amenable to trees.</text:span></text:p>
                  </text:list-item>
                  <text:list-item>
                    <text:p><text:span text:style-name="T35">Iterable – build OO collections that are compatible with For</text:span></text:p>
                  </text:list-item>
                  <text:list-item>
                    <text:p><text:span text:style-name="T34">Map and reduce apply functions to collec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09T00:33:38</dc:date>
    <dc:creator>Abram </dc:creator>
    <meta:editing-duration>PT8H27M41S</meta:editing-duration>
    <meta:editing-cycles>24</meta:editing-cycles>
    <meta:generator>LibreOffice/4.0.2.2$Linux_X86_64 LibreOffice_project/400m0$Build-2</meta:generator>
    <meta:document-statistic meta:object-count="113"/>
  </office:meta>
</office:document-meta>
</file>